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00%"/>
      <style:text-properties style:font-name="Times New Roman" fo:font-size="12pt" fo:font-weight="bold" officeooo:rsid="0007fdfe" officeooo:paragraph-rsid="0007fdfe" style:font-size-asian="12pt" style:font-weight-asian="bold" style:font-size-complex="12pt" style:font-weight-complex="bold"/>
    </style:style>
    <style:style style:name="P2" style:family="paragraph" style:parent-style-name="Standard">
      <style:paragraph-properties fo:line-height="100%"/>
      <style:text-properties style:font-name="Times New Roman" fo:font-size="12pt" fo:font-weight="bold" style:font-size-asian="12pt" style:font-weight-asian="bold" style:font-size-complex="12pt" style:font-weight-complex="bold"/>
    </style:style>
    <style:style style:name="P3" style:family="paragraph" style:parent-style-name="Text_20_body">
      <style:paragraph-properties fo:line-height="100%"/>
      <style:text-properties fo:font-variant="normal" fo:text-transform="none" fo:color="#565a5c" loext:opacity="100%" style:font-name="Times New Roman" fo:font-size="12pt" fo:letter-spacing="normal" fo:font-style="normal" fo:font-weight="normal" style:font-size-asian="12pt" style:font-weight-asian="bold" style:font-size-complex="12pt" style:font-weight-complex="bold"/>
    </style:style>
    <style:style style:name="P4" style:family="paragraph" style:parent-style-name="Standard">
      <style:paragraph-properties fo:line-height="100%" fo:text-align="center" style:justify-single-word="false"/>
      <style:text-properties style:font-name="Times New Roman" fo:font-size="12pt" fo:font-weight="bold" officeooo:rsid="002e29d9" officeooo:paragraph-rsid="002e29d9" style:font-size-asian="12pt" style:font-weight-asian="bold" style:font-size-complex="12pt" style:font-weight-complex="bold"/>
    </style:style>
    <style:style style:name="P5" style:family="paragraph" style:parent-style-name="Standard">
      <style:paragraph-properties fo:line-height="100%" fo:text-align="end" style:justify-single-word="false"/>
      <style:text-properties style:font-name="Times New Roman" fo:font-size="12pt" fo:font-weight="normal" officeooo:rsid="002e20f4" officeooo:paragraph-rsid="002e29d9" style:font-size-asian="12pt" style:font-weight-asian="normal" style:font-size-complex="12pt" style:font-weight-complex="normal"/>
    </style:style>
    <style:style style:name="P6" style:family="paragraph" style:parent-style-name="Standard">
      <style:paragraph-properties fo:line-height="100%"/>
      <style:text-properties style:font-name="Times New Roman" fo:font-size="12pt" officeooo:rsid="0007c83d" officeooo:paragraph-rsid="0007c83d" style:font-size-asian="12pt" style:font-size-complex="12pt"/>
    </style:style>
    <style:style style:name="P7" style:family="paragraph" style:parent-style-name="Standard">
      <style:paragraph-properties fo:line-height="200%"/>
      <style:text-properties style:font-name="Times New Roman" fo:font-size="12pt" officeooo:paragraph-rsid="0007fdfe" style:font-size-asian="12pt" style:font-size-complex="12pt"/>
    </style:style>
    <style:style style:name="P8" style:family="paragraph" style:parent-style-name="Standard">
      <style:paragraph-properties fo:line-height="200%"/>
      <style:text-properties style:font-name="Times New Roman" fo:font-size="12pt" fo:font-weight="bold" officeooo:rsid="0007fdfe" officeooo:paragraph-rsid="0007fdfe" style:font-size-asian="12pt" style:font-weight-asian="bold" style:font-size-complex="12pt" style:font-weight-complex="bold"/>
    </style:style>
    <style:style style:name="P9" style:family="paragraph" style:parent-style-name="Standard">
      <style:paragraph-properties fo:line-height="200%"/>
      <style:text-properties style:font-name="Times New Roman" fo:font-size="12pt" fo:font-weight="bold" officeooo:rsid="0007fdfe" officeooo:paragraph-rsid="0011d926" style:font-size-asian="12pt" style:font-weight-asian="bold" style:font-size-complex="12pt" style:font-weight-complex="bold"/>
    </style:style>
    <style:style style:name="P10" style:family="paragraph" style:parent-style-name="Standard">
      <style:paragraph-properties fo:line-height="100%" fo:text-align="center" style:justify-single-word="false"/>
      <style:text-properties style:font-name="Times New Roman" fo:font-size="12pt" fo:font-weight="bold" officeooo:rsid="002e20f4" officeooo:paragraph-rsid="002e20f4" style:font-size-asian="12pt" style:font-weight-asian="bold" style:font-size-complex="12pt" style:font-weight-complex="bold"/>
    </style:style>
    <style:style style:name="P11" style:family="paragraph" style:parent-style-name="Standard">
      <style:paragraph-properties fo:line-height="200%"/>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line-height="200%"/>
      <style:text-properties style:font-name="Times New Roman" fo:font-size="12pt" fo:font-weight="bold" officeooo:paragraph-rsid="00284fef" style:font-size-asian="12pt" style:font-weight-asian="bold" style:font-size-complex="12pt" style:font-weight-complex="bold"/>
    </style:style>
    <style:style style:name="P13" style:family="paragraph" style:parent-style-name="Standard">
      <style:paragraph-properties fo:line-height="100%" fo:text-align="end" style:justify-single-word="false"/>
      <style:text-properties style:font-name="Times New Roman" fo:font-size="12pt" fo:font-weight="normal" officeooo:rsid="002e20f4" officeooo:paragraph-rsid="002e20f4" style:font-size-asian="12pt" style:font-weight-asian="normal" style:font-size-complex="12pt" style:font-weight-complex="normal"/>
    </style:style>
    <style:style style:name="P14" style:family="paragraph" style:parent-style-name="Standard">
      <style:paragraph-properties fo:line-height="100%"/>
      <style:text-properties fo:color="#000000" loext:opacity="100%" style:font-name="Times New Roman" fo:font-size="12pt" officeooo:rsid="00209927" officeooo:paragraph-rsid="00209927" style:font-size-asian="12pt" style:font-size-complex="12pt"/>
    </style:style>
    <style:style style:name="P15" style:family="paragraph" style:parent-style-name="Text_20_body" style:list-style-name="L1">
      <style:paragraph-properties fo:margin-top="0in" fo:margin-bottom="0in" style:contextual-spacing="false" fo:line-height="100%" fo:text-align="start" style:justify-single-word="false" fo:orphans="2" fo:widows="2" fo:padding="0in" fo:border="none"/>
    </style:style>
    <style:style style:name="P16" style:family="paragraph" style:parent-style-name="Text_20_body" style:list-style-name="L1">
      <style:paragraph-properties fo:margin-top="0in" fo:margin-bottom="0in" style:contextual-spacing="false" fo:line-height="100%" fo:text-align="start" style:justify-single-word="false" fo:orphans="2" fo:widows="2" fo:padding="0in" fo:border="none"/>
      <style:text-properties fo:font-variant="normal" fo:text-transform="none" fo:color="#565a5c" loext:opacity="100%" style:font-name="Times New Roman" fo:font-size="12pt" fo:letter-spacing="normal" fo:font-style="normal" fo:font-weight="normal" style:font-size-asian="12pt" style:font-size-complex="12pt"/>
    </style:style>
    <style:style style:name="P17" style:family="paragraph" style:parent-style-name="Text_20_body">
      <style:paragraph-properties fo:line-height="100%"/>
      <style:text-properties fo:font-variant="normal" fo:text-transform="none" fo:color="#000000" loext:opacity="100%" style:font-name="Times New Roman" fo:font-size="12pt" fo:letter-spacing="normal" fo:font-style="normal" fo:font-weight="normal" officeooo:rsid="00209927" officeooo:paragraph-rsid="00209927" style:font-size-asian="12pt" style:font-size-complex="12pt"/>
    </style:style>
    <style:style style:name="P18" style:family="paragraph" style:parent-style-name="Text_20_body">
      <style:paragraph-properties fo:margin-left="0in" fo:margin-right="0in" fo:orphans="2" fo:widows="2" fo:text-indent="0in" style:auto-text-indent="false"/>
      <style:text-properties fo:color="#000000" loext:opacity="100%" style:font-name="Times New Roman" fo:font-size="12pt" style:font-size-asian="12pt" style:font-size-complex="12pt"/>
    </style:style>
    <style:style style:name="T1" style:family="text">
      <style:text-properties fo:font-weight="normal" officeooo:rsid="0008140b" style:font-weight-asian="normal" style:font-weight-complex="normal"/>
    </style:style>
    <style:style style:name="T2" style:family="text">
      <style:text-properties fo:font-weight="normal" officeooo:rsid="000ef585" style:font-weight-asian="normal" style:font-weight-complex="normal"/>
    </style:style>
    <style:style style:name="T3" style:family="text">
      <style:text-properties fo:font-weight="normal" officeooo:rsid="000f58bb" style:font-weight-asian="normal" style:font-weight-complex="normal"/>
    </style:style>
    <style:style style:name="T4" style:family="text">
      <style:text-properties fo:font-weight="normal" officeooo:rsid="00106570" style:font-weight-asian="normal" style:font-weight-complex="normal"/>
    </style:style>
    <style:style style:name="T5" style:family="text">
      <style:text-properties fo:font-weight="normal" officeooo:rsid="0011d926" style:font-weight-asian="normal" style:font-weight-complex="normal"/>
    </style:style>
    <style:style style:name="T6" style:family="text">
      <style:text-properties fo:font-weight="normal" officeooo:rsid="0007c83d" style:font-weight-asian="normal" style:font-weight-complex="normal"/>
    </style:style>
    <style:style style:name="T7" style:family="text">
      <style:text-properties fo:font-weight="normal" officeooo:rsid="0012637e" style:font-weight-asian="normal" style:font-weight-complex="normal"/>
    </style:style>
    <style:style style:name="T8" style:family="text">
      <style:text-properties fo:font-weight="normal" officeooo:rsid="00141c6d" style:font-weight-asian="normal" style:font-weight-complex="normal"/>
    </style:style>
    <style:style style:name="T9" style:family="text">
      <style:text-properties fo:font-weight="normal" officeooo:rsid="00156040" style:font-weight-asian="normal" style:font-weight-complex="normal"/>
    </style:style>
    <style:style style:name="T10" style:family="text">
      <style:text-properties fo:font-weight="normal" officeooo:rsid="0015b64f" style:font-weight-asian="normal" style:font-weight-complex="normal"/>
    </style:style>
    <style:style style:name="T11" style:family="text">
      <style:text-properties fo:font-weight="normal" officeooo:rsid="00172203" style:font-weight-asian="normal" style:font-weight-complex="normal"/>
    </style:style>
    <style:style style:name="T12" style:family="text">
      <style:text-properties fo:font-weight="normal" officeooo:rsid="001d06a8" style:font-weight-asian="normal" style:font-weight-complex="normal"/>
    </style:style>
    <style:style style:name="T13" style:family="text">
      <style:text-properties fo:font-weight="normal" officeooo:rsid="001ebcd4" style:font-weight-asian="normal" style:font-weight-complex="normal"/>
    </style:style>
    <style:style style:name="T14" style:family="text">
      <style:text-properties fo:font-weight="normal" officeooo:rsid="00209927" style:font-weight-asian="normal" style:font-weight-complex="normal"/>
    </style:style>
    <style:style style:name="T15" style:family="text">
      <style:text-properties fo:font-weight="normal" officeooo:rsid="0022b1a6" style:font-weight-asian="normal" style:font-weight-complex="normal"/>
    </style:style>
    <style:style style:name="T16" style:family="text">
      <style:text-properties fo:font-weight="normal" officeooo:rsid="0023020d" style:font-weight-asian="normal" style:font-weight-complex="normal"/>
    </style:style>
    <style:style style:name="T17" style:family="text">
      <style:text-properties fo:font-weight="normal" officeooo:rsid="002537bf" style:font-weight-asian="normal" style:font-weight-complex="normal"/>
    </style:style>
    <style:style style:name="T18" style:family="text">
      <style:text-properties fo:font-weight="normal" officeooo:rsid="0025664d" style:font-weight-asian="normal" style:font-weight-complex="normal"/>
    </style:style>
    <style:style style:name="T19" style:family="text">
      <style:text-properties fo:font-weight="normal" officeooo:rsid="0027b750" style:font-weight-asian="normal" style:font-weight-complex="normal"/>
    </style:style>
    <style:style style:name="T20" style:family="text">
      <style:text-properties fo:font-variant="normal" fo:text-transform="none" fo:color="#565a5c" loext:opacity="100%" style:font-name="Times New Roman" fo:font-size="12pt" fo:letter-spacing="normal" fo:font-style="normal" fo:font-weight="bold" style:font-size-asian="12pt" style:font-size-complex="12pt"/>
    </style:style>
    <style:style style:name="T21" style:family="text">
      <style:text-properties fo:font-variant="normal" fo:text-transform="none" fo:color="#565a5c" loext:opacity="100%" style:font-name="Times New Roman" fo:font-size="12pt" fo:letter-spacing="normal" fo:font-style="normal" fo:font-weight="normal" style:font-size-asian="12pt" style:font-size-complex="12pt"/>
    </style:style>
    <style:style style:name="T22" style:family="text">
      <style:text-properties fo:font-variant="normal" fo:text-transform="none" fo:color="#2c3e50" loext:opacity="100%" style:font-name="Calibri" fo:font-size="13.5pt" fo:letter-spacing="normal" fo:font-style="normal" fo:font-weight="normal"/>
    </style:style>
    <style:style style:name="T23" style:family="text">
      <style:text-properties fo:font-variant="normal" fo:text-transform="none" fo:color="#2c3e50" loext:opacity="100%" fo:letter-spacing="normal"/>
    </style:style>
    <style:style style:name="T24" style:family="text">
      <style:text-properties fo:font-variant="normal" fo:text-transform="none" fo:color="#2c3e50" loext:opacity="100%" fo:letter-spacing="normal" fo:font-style="normal" fo:font-weight="normal"/>
    </style:style>
    <style:style style:name="T25" style:family="text">
      <style:text-properties fo:font-variant="normal" fo:text-transform="none" fo:color="#2c3e50" loext:opacity="100%" fo:font-size="13.5pt" fo:letter-spacing="normal" fo:font-style="normal" fo:font-weight="normal"/>
    </style:style>
    <style:style style:name="T26" style:family="text">
      <style:text-properties fo:font-variant="normal" fo:text-transform="none" fo:color="#000000" loext:opacity="100%" fo:letter-spacing="normal"/>
    </style:style>
    <style:style style:name="T27" style:family="text">
      <style:text-properties fo:font-variant="normal" fo:text-transform="none" fo:letter-spacing="normal"/>
    </style:style>
    <style:style style:name="T28" style:family="text">
      <style:text-properties fo:font-variant="normal" fo:text-transform="none" fo:letter-spacing="normal" fo:font-style="normal" fo:font-weight="normal"/>
    </style:style>
    <style:style style:name="T29" style:family="text">
      <style:text-properties fo:font-style="italic"/>
    </style:style>
    <style:style style:name="T30" style:family="text">
      <style:text-properties fo:font-style="italic" fo:font-weight="normal" officeooo:rsid="0027b750" style:font-style-asian="italic" style:font-weight-asian="normal" style:font-style-complex="italic" style:font-weight-complex="normal"/>
    </style:style>
    <style:style style:name="T31" style:family="text">
      <style:text-properties fo:font-style="italic" fo:font-weight="normal" officeooo:rsid="002c2ef4" style:font-style-asian="italic" style:font-weight-asian="normal" style:font-style-complex="italic" style:font-weight-complex="normal"/>
    </style:style>
    <style:style style:name="T32" style:family="text">
      <style:text-properties fo:font-style="normal" fo:font-weight="normal" officeooo:rsid="0027b750" style:font-style-asian="normal" style:font-weight-asian="normal" style:font-style-complex="normal" style:font-weight-complex="normal"/>
    </style:style>
    <style:style style:name="T33" style:family="text">
      <style:text-properties fo:font-style="normal" fo:font-weight="normal" officeooo:rsid="00284fef" style:font-style-asian="normal" style:font-weight-asian="normal" style:font-style-complex="normal" style:font-weight-complex="normal"/>
    </style:style>
    <style:style style:name="T34" style:family="text">
      <style:text-properties fo:font-style="normal" fo:font-weight="normal" officeooo:rsid="0028b852" style:font-style-asian="normal" style:font-weight-asian="normal" style:font-style-complex="normal" style:font-weight-complex="normal"/>
    </style:style>
    <style:style style:name="T35" style:family="text">
      <style:text-properties fo:font-style="normal" fo:font-weight="normal" officeooo:rsid="002a4d00" style:font-style-asian="normal" style:font-weight-asian="normal" style:font-style-complex="normal" style:font-weight-complex="normal"/>
    </style:style>
    <style:style style:name="T36" style:family="text">
      <style:text-properties fo:font-style="normal" fo:font-weight="normal" officeooo:rsid="002b7182" style:font-style-asian="normal" style:font-weight-asian="normal" style:font-style-complex="normal" style:font-weight-complex="normal"/>
    </style:style>
    <style:style style:name="T37" style:family="text">
      <style:text-properties fo:font-style="normal" fo:font-weight="normal" officeooo:rsid="002c2ef4" style:font-style-asian="normal" style:font-weight-asian="normal" style:font-style-complex="normal" style:font-weight-complex="normal"/>
    </style:style>
    <style:style style:name="T38" style:family="text">
      <style:text-properties fo:font-style="normal" fo:font-weight="normal" officeooo:rsid="002cf35b" style:font-style-asian="normal" style:font-weight-asian="normal" style:font-style-complex="normal" style:font-weight-complex="normal"/>
    </style:style>
    <style:style style:name="T39" style:family="text">
      <style:text-properties fo:font-style="normal" fo:font-weight="normal" officeooo:rsid="002e20f4" style:font-style-asian="normal" style:font-weight-asian="normal" style:font-style-complex="normal" style:font-weight-complex="normal"/>
    </style:style>
    <style:style style:name="T40" style:family="text">
      <style:text-properties style:font-name="Times New Roman" fo:font-size="12pt" fo:font-weight="bold" officeooo:rsid="0007fdfe" style:font-size-asian="12pt" style:font-weight-asian="bold" style:font-size-complex="12pt" style:font-weight-complex="bold"/>
    </style:style>
    <style:style style:name="T41" style:family="text">
      <style:text-properties style:font-name="Times New Roman" fo:font-size="12pt" fo:font-weight="normal" officeooo:rsid="00156040" style:font-size-asian="12pt" style:font-weight-asian="normal" style:font-size-complex="12pt" style:font-weight-complex="normal"/>
    </style:style>
    <style:style style:name="T42" style:family="text">
      <style:text-properties fo:color="#2c3e50" loext:opacity="100%" style:font-name="Calibri" fo:font-size="13.5pt" fo:letter-spacing="normal" fo:font-style="italic" fo:font-weight="normal"/>
    </style:style>
    <style:style style:name="T43" style:family="text">
      <style:text-properties fo:color="#2c3e50" loext:opacity="100%" fo:font-size="13.5pt" fo:letter-spacing="normal" fo:font-style="italic" fo:font-weight="normal"/>
    </style:style>
    <style:style style:name="T44" style:family="text">
      <style:text-properties fo:color="#2c3e50" loext:opacity="100%" fo:letter-spacing="normal" fo:font-style="italic" fo:font-weight="normal"/>
    </style:style>
    <style:style style:name="T45" style:family="text">
      <style:text-properties fo:letter-spacing="normal" fo:font-style="italic" fo:font-weight="normal"/>
    </style:style>
    <style:style style:name="T46" style:family="text">
      <style:text-properties fo:font-size="12pt" fo:font-weight="bold" officeooo:rsid="0007fdfe" style:font-size-asian="12pt" style:font-weight-asian="bold" style:font-size-complex="12pt" style:font-weight-complex="bold"/>
    </style:style>
    <style:style style:name="T47" style:family="text">
      <style:text-properties fo:font-size="12pt" fo:font-weight="normal" officeooo:rsid="00156040" style:font-size-asian="12pt" style:font-weight-asian="normal" style:font-size-complex="12pt" style:font-weight-complex="normal"/>
    </style:style>
    <style:style style:name="T48" style:family="text">
      <style:text-properties fo:font-weight="bold" officeooo:rsid="0007fdfe" style:font-weight-asian="bold" style:font-weight-complex="bold"/>
    </style:style>
    <text:list-style style:name="L1">
      <text:list-level-style-number text:level="1" text:style-name="Numbering_20_Symbols" loext:num-list-format="%1%." style:num-suffix="." style:num-format="a">
        <style:list-level-properties text:space-before="0.1043in"/>
      </text:list-level-style-number>
      <text:list-level-style-number text:level="2" text:style-name="Numbering_20_Symbols" loext:num-list-format="%2%." style:num-suffix="." style:num-format="i">
        <style:list-level-properties text:space-before="0.2083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0/08/2023</text:p>
      <text:p text:style-name="P13">Christian Delegas</text:p>
      <text:p text:style-name="P5">CS-320 Software Test Automation/QA</text:p>
      <text:p text:style-name="P5"/>
      <text:p text:style-name="P4">Project Two</text:p>
      <text:p text:style-name="P4"/>
      <text:p text:style-name="P8"><text:tab/><text:span text:style-name="T1">My testing approach for the mobile application aligned highly to the software requirements. </text:span><text:span text:style-name="T2">Each of the three modules followed a similar architecture, including a simple object class with basic methods and attributes tha</text:span><text:span text:style-name="T3">t follow strict conventions in terms of string length and/or uniqueness. Additionally, each object class has a corresponding object manager </text:span><text:span text:style-name="T4">which creates a list of objects and has methods to add, remove, and edit objects to that list. This basic architecture provided a relatively simple strategy to systematically test that the requirements were met.</text:span></text:p>
      <text:p text:style-name="P8"><text:span text:style-name="T4"><text:tab/>Using the contact class an example, my approach to testing started with ensuring that creating a contact object with valid inputs functioned as intended. The next sequence of tests </text:span><text:span text:style-name="T5">targeted each parameter of the contact constructor, ensuring that the intended behavior occurred at the boundaries of each input. The first name boundary test, for instance, attempted to create a contact object with a null string name and with 11 characters. The corresponding contact service class then tests to ensure that the object properly increments to avoid contact ID collisions. The subsequent tests ensure that the delete contact method works as intended that each parameter (besides ID) can be properly updated using the update contact method. Lastly the input validator is tested individually, though this step is redundant as the input validator was assessed by the previous tests.</text:span></text:p>
      <text:p text:style-name="P9"><text:span text:style-name="T5"><text:tab/>The testing quality performed is very high, with 92% testing coverage overall and an 82.8% minimum coverage. While I’d like to boast these numbers, I believe it’s unwise to conflate testing quality and testing coverage. </text:span><text:span text:style-name="T6">Test coverage measures lines tested, but does not measure how well the tests align with the requirements, </text:span><text:span text:style-name="T7">or fully encompass them</text:span><text:span text:style-name="T6">. </text:span><text:span text:style-name="T8">Several revisions of my work, including an attempt to standardize the style of testing, were required for me to feel that the tests were high quality.</text:span></text:p>
      <text:p text:style-name="P9"><text:span text:style-name="T8"><text:tab/>I took many steps to ensure that my code was technically sound. Using the contact and contact service classes as an example, I was careful to ensure that each class was tested in simulation of real </text:span><text:soft-page-break/><text:span text:style-name="T8">execution. When testing the contact object individually, the contact object constructor was called directly with parameters crafted specifically for the test conditions. When testing the contact service class, the contact objects are instead created through method calls from the contact service object. This practice is doubly useful because it bestows the responsibility of security on both the contact and contact service objects. Another step I took to produce technically sound tests was to establish the correct preconditions for each test. When testing </text:span><text:span text:style-name="T9">the edit contact methods, I first created contacts that needed to be edited and examined the tested parameter before and after.</text:span></text:p>
      <text:p text:style-name="P7"><text:span text:style-name="T48"><text:tab/></text:span><text:span text:style-name="T9">Some tests were designed to ensure that the software is efficient. The “Contact service unique ID increment test” ensures that the next unique contact ID is only generated after successfully creating an existing one. This maximizes the number of potential unique contact IDs. The testing itself is incredibly efficient when compared to exhaustive testing. The contact class was tested with only 5 tests with a combined total of 13 assertions, a vastly superior alternative to testing an infinite number of failing sequences.</text:span></text:p>
      <text:p text:style-name="P11"><text:tab/><text:span text:style-name="T10">A variety of software testing techniques were used to assess the quality of the software. Arguably the most important technique employed is equivalence partitioning, which divides all potential inputs into distinct categories of similarly behaving inputs. Rather than testing the larger set of inputs, one can instead test a single representative from each individual group. This has enormous implications when dealing with mathematical inputs, but was also hugely helpful for me here. Using the input validator tests as an example, rather than testing every string between 1 and 10 characters of length for success, a 10 character string candidate can represent this category. Boundary testing was a particularly helpful technique for determining both successful and failure criteria. In addition to the 10 character test, the boundaries of 0 and 11 characters were tested for expected failure, as these were the most likely areas for unintended behaviors to emerge.</text:span></text:p>
      <text:p text:style-name="P11"><text:span text:style-name="T10"><text:tab/></text:span><text:span text:style-name="T11">One software testing technique I did not use i</text:span><text:span text:style-name="T12">s</text:span><text:span text:style-name="T11"> decision table testing. </text:span><text:span text:style-name="T13">Decision table testing essentially defines every permutation of possible decisions and displays an expected result </text:span><text:span text:style-name="T14">or output for </text:span><text:soft-page-break/><text:span text:style-name="T14">each. There are several advantages to this approach. Decision tables can help provide higher test coverage(Hamilton, 2023), as the intention is to explore all possible routes of execution. Another advantage is that decision tables can be constructed before code is developed, meaning that the testing strategy can be planned ahead of time and teams working on larger projects can avoid testing bottlenecks.</text:span></text:p>
      <text:p text:style-name="P12"><text:span text:style-name="T14"><text:tab/></text:span><text:span text:style-name="T15">I adopted a </text:span><text:span text:style-name="T16">specific mindset when conceiving of the correct testing strategy. </text:span><text:span text:style-name="T17">Considering the requirements mainly regarded what constituted passable parameters for the contact, task, and appointment classes, my approach was to ensure that not only that good inputs </text:span><text:span text:style-name="T18">are</text:span><text:span text:style-name="T17"> approved, but also that bad inputs </text:span><text:span text:style-name="T18">are</text:span><text:span text:style-name="T17"> rejected. </text:span><text:span text:style-name="T19">My approach was cautious when necessary. An example of this was my approach to input validation for the classes. A validator method exists within each class </text:span><text:span text:style-name="T30">and </text:span><text:span text:style-name="T32">each services class. While validating inputs twice is inefficient, I felt it unwise to rely on either class for input validation when the implementation (design of the main method) isn’t clear. This is also </text:span><text:span text:style-name="T33">evidence</text:span><text:span text:style-name="T32"> of the importance of examining interrelationship between modules. </text:span><text:span text:style-name="T33">When a contact service object add a contact to the list, the input validator is called to ensure each parameters meets the requirements. But if a developer decided to create a contact instance without calling that method, input validation would be bypassed. Our design implements the interrelated objects while also not relying on that structure for security.</text:span></text:p>
      <text:p text:style-name="P12"><text:span text:style-name="T33"><text:tab/>I was somewhat limited in my resources to prevent bias in my testing. The best way to prevent bias in testing is to have the coding and testing tasks performed by separate develo</text:span><text:span text:style-name="T34">pers </text:span><text:span text:style-name="T39">(Shah, 2020)</text:span><text:span text:style-name="T34">, or</text:span><text:span text:style-name="T33"> to reach out to a fellow developer and have them examine </text:span><text:span text:style-name="T34">the</text:span><text:span text:style-name="T33"> </text:span><text:span text:style-name="T34">testing</text:span><text:span text:style-name="T33">. </text:span><text:span text:style-name="T34">My approach was instead to reexamine my work periodically to form a fresh perspective. This help uncover an issue I was having with the unique ID generator. I had found an appropriate order of operations to prevent the waste of unique IDs for the application service class, and was under the false impression that I had performed similar corrections to the task and contact services classes. Returning with a fresh perspective </text:span><text:span text:style-name="T35">revealed </text:span><text:soft-page-break/><text:span text:style-name="T35">errors that I was blind to previously. If I were designing and testing a more complex syste</text:span><text:span text:style-name="T36">m</text:span><text:span text:style-name="T35">, I believe programmer bias would have an even more </text:span><text:span text:style-name="T36">pronounced</text:span><text:span text:style-name="T35"> impact.</text:span></text:p>
      <text:p text:style-name="P12"><text:span text:style-name="T35"><text:tab/></text:span><text:span text:style-name="T36">Having a disciplined approach to software testing is highly important. Errors in logic are significantly less expensive and resource intensive to fix than defects in a system are, so identifying and fixing problems is a top priority to stakeholders and developers </text:span><text:span text:style-name="T37">alike. In addition to the cost of fixing errors, there are also the incalculable costs of </text:span><text:span text:style-name="T31">not </text:span><text:span text:style-name="T37">fixing errors. The risks of untested software vary vastly from project to project and from defect to defect, but at minimum failures affect the user’s trust for an application. Diligently testing software also avoids </text:span><text:span text:style-name="T38">building a</text:span><text:span text:style-name="T37"> technical deb</text:span><text:span text:style-name="T38">t. Setting performance requirements for code that can be tested with the JUnit timeout helps sift out code that hasn’t been refactored. This disciplined approach will help me produce high quality code and meet deadlines without borrowing tim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0">Citations</text:p>
      <text:p text:style-name="P14"/>
      <text:p text:style-name="P17">Hamilton, T. (2023, September 19). <text:span text:style-name="T29">Decision Table Testing (Example) </text:span>[Review of <text:span text:style-name="T29">Decision Table Testing (Example)</text:span>]. GURU99. https://www.guru99.com/decision-table-testing.html</text:p>
      <text:p text:style-name="P18"><text:span text:style-name="T27">‌</text:span><text:span text:style-name="T28">Shah, D. (2020, July 10).</text:span><text:span text:style-name="T45">Should developers test their own code?</text:span><text:span text:style-name="T28">[Review of </text:span><text:span text:style-name="T45">Should developers test their own code?</text:span><text:span text:style-name="T28">]. Medium. https://medium.com/tenets/should-developers-test-their-own-code-c0a921de1a9c</text:span> </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9T20:38:28.792000000</meta:creation-date>
    <dc:date>2023-10-11T21:38:02.487000000</dc:date>
    <meta:editing-duration>PT4H4M6S</meta:editing-duration>
    <meta:editing-cycles>10</meta:editing-cycles>
    <meta:generator>LibreOffice/7.2.5.2$Windows_X86_64 LibreOffice_project/499f9727c189e6ef3471021d6132d4c694f357e5</meta:generator>
    <meta:document-statistic meta:table-count="0" meta:image-count="0" meta:object-count="0" meta:page-count="5" meta:paragraph-count="17" meta:word-count="1270" meta:character-count="8224" meta:non-whitespace-character-count="6961"/>
  </office:meta>
</office:document-meta>
</file>